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9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Documentation</text:p>
      <text:p text:style-name="P1"/>
      <text:p text:style-name="P4">List of tasks to be performed:</text:p>
      <text:list xml:id="list7064486915044315813" text:style-name="L1">
        <text:list-item>
          <text:p text:style-name="P5">Development of HTML5 and CSS of the complete website</text:p>
        </text:list-item>
        <text:list-item>
          <text:p text:style-name="P5">Adequate JS scripts as a supplementary</text:p>
        </text:list-item>
        <text:list-item>
          <text:p text:style-name="P5">Synchronize the work using GIT workflow</text:p>
        </text:list-item>
        <text:list-item>
          <text:p text:style-name="P5">Testing and deployment of the complete site.</text:p>
        </text:list-item>
      </text:list>
      <text:p text:style-name="P4"/>
      <text:p text:style-name="P4">Details of the tasks to be performed including difficulty and priority level. Difficulty level is explained on a scale of 1 to 5 ( 5 being the most difficult ). Priority is explained on the level of 1 to 5 ( again 5 the highest parameter being the most prioritized work ). Details also include estimated time for each task.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Task</text:p>
          </table:table-cell>
          <table:table-cell table:style-name="Table1.A1" office:value-type="string">
            <text:p text:style-name="P11">Priority</text:p>
          </table:table-cell>
          <table:table-cell table:style-name="Table1.A1" office:value-type="string">
            <text:p text:style-name="P11">Difficulty</text:p>
          </table:table-cell>
          <table:table-cell table:style-name="Table1.D1" office:value-type="string">
            <text:p text:style-name="P11">Estimated time(in hrs)</text:p>
          </table:table-cell>
        </table:table-row>
        <table:table-row>
          <table:table-cell table:style-name="Table1.A2" office:value-type="string">
            <text:p text:style-name="P11">Build the menu HTML5 and CSS</text:p>
          </table:table-cell>
          <table:table-cell table:style-name="Table1.B2" office:value-type="float" office:value="4">
            <text:p text:style-name="P11">4</text:p>
          </table:table-cell>
          <table:table-cell table:style-name="Table1.B2" office:value-type="float" office:value="3">
            <text:p text:style-name="P11">3</text:p>
          </table:table-cell>
          <table:table-cell table:style-name="Table1.D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1">Carousel</text:p>
          </table:table-cell>
          <table:table-cell table:style-name="Table1.B2" office:value-type="float" office:value="3">
            <text:p text:style-name="P11">3</text:p>
          </table:table-cell>
          <table:table-cell table:style-name="Table1.B2" office:value-type="float" office:value="4">
            <text:p text:style-name="P11">4</text:p>
          </table:table-cell>
          <table:table-cell table:style-name="Table1.D2" office:value-type="float" office:value="1">
            <text:p text:style-name="P11">1</text:p>
          </table:table-cell>
        </table:table-row>
        <table:table-row>
          <table:table-cell table:style-name="Table1.A2" office:value-type="string">
            <text:p text:style-name="P11">About us page(excluding video )</text:p>
          </table:table-cell>
          <table:table-cell table:style-name="Table1.B2" office:value-type="float" office:value="2">
            <text:p text:style-name="P11">2</text:p>
          </table:table-cell>
          <table:table-cell table:style-name="Table1.B2" office:value-type="float" office:value="3">
            <text:p text:style-name="P11">3</text:p>
          </table:table-cell>
          <table:table-cell table:style-name="Table1.D2" office:value-type="float" office:value="3">
            <text:p text:style-name="P11">3</text:p>
          </table:table-cell>
        </table:table-row>
        <table:table-row>
          <table:table-cell table:style-name="Table1.A2" office:value-type="string">
            <text:p text:style-name="P11">Add video</text:p>
          </table:table-cell>
          <table:table-cell table:style-name="Table1.B2" office:value-type="float" office:value="3">
            <text:p text:style-name="P11">3</text:p>
          </table:table-cell>
          <table:table-cell table:style-name="Table1.B2" office:value-type="float" office:value="5">
            <text:p text:style-name="P11">5</text:p>
          </table:table-cell>
          <table:table-cell table:style-name="Table1.D2" office:value-type="float" office:value="3">
            <text:p text:style-name="P11">3</text:p>
          </table:table-cell>
        </table:table-row>
        <table:table-row>
          <table:table-cell table:style-name="Table1.A2" office:value-type="string">
            <text:p text:style-name="P11">Services page</text:p>
          </table:table-cell>
          <table:table-cell table:style-name="Table1.B2" office:value-type="float" office:value="1">
            <text:p text:style-name="P11">1</text:p>
          </table:table-cell>
          <table:table-cell table:style-name="Table1.B2" office:value-type="float" office:value="2">
            <text:p text:style-name="P11">2</text:p>
          </table:table-cell>
          <table:table-cell table:style-name="Table1.D2" office:value-type="float" office:value="2">
            <text:p text:style-name="P11">2</text:p>
          </table:table-cell>
        </table:table-row>
        <table:table-row>
          <table:table-cell table:style-name="Table1.A2" office:value-type="string">
            <text:p text:style-name="P11">Contact us page</text:p>
          </table:table-cell>
          <table:table-cell table:style-name="Table1.B2" office:value-type="float" office:value="2">
            <text:p text:style-name="P11">2</text:p>
          </table:table-cell>
          <table:table-cell table:style-name="Table1.B2" office:value-type="float" office:value="2">
            <text:p text:style-name="P11">2</text:p>
          </table:table-cell>
          <table:table-cell table:style-name="Table1.D2" office:value-type="float" office:value="2">
            <text:p text:style-name="P11">2</text:p>
          </table:table-cell>
        </table:table-row>
        <table:table-row>
          <table:table-cell table:style-name="Table1.A2" office:value-type="string">
            <text:p text:style-name="P11">Gallery page</text:p>
          </table:table-cell>
          <table:table-cell table:style-name="Table1.B2" office:value-type="float" office:value="4">
            <text:p text:style-name="P11">4</text:p>
          </table:table-cell>
          <table:table-cell table:style-name="Table1.B2" office:value-type="float" office:value="5">
            <text:p text:style-name="P11">5</text:p>
          </table:table-cell>
          <table:table-cell table:style-name="Table1.D2" office:value-type="float" office:value="4">
            <text:p text:style-name="P11">4</text:p>
          </table:table-cell>
        </table:table-row>
        <table:table-row>
          <table:table-cell table:style-name="Table1.A2" office:value-type="string">
            <text:p text:style-name="P11">GIT workflow</text:p>
          </table:table-cell>
          <table:table-cell table:style-name="Table1.B2" office:value-type="float" office:value="5">
            <text:p text:style-name="P11">5</text:p>
          </table:table-cell>
          <table:table-cell table:style-name="Table1.B2" office:value-type="float" office:value="5">
            <text:p text:style-name="P11">5</text:p>
          </table:table-cell>
          <table:table-cell table:style-name="Table1.D9" office:value-type="string">
            <text:p text:style-name="P11">unknown</text:p>
          </table:table-cell>
        </table:table-row>
        <table:table-row>
          <table:table-cell table:style-name="Table1.A2" office:value-type="string">
            <text:p text:style-name="P11">Adding varios JS codes</text:p>
          </table:table-cell>
          <table:table-cell table:style-name="Table1.B2" office:value-type="float" office:value="5">
            <text:p text:style-name="P11">5</text:p>
          </table:table-cell>
          <table:table-cell table:style-name="Table1.B2" office:value-type="float" office:value="5">
            <text:p text:style-name="P11">5</text:p>
          </table:table-cell>
          <table:table-cell table:style-name="Table1.D10" office:value-type="date" office:date-value="2019-02-03">
            <text:p text:style-name="P11">02/03/19</text:p>
          </table:table-cell>
        </table:table-row>
      </table:table>
      <text:p text:style-name="P4"/>
      <text:p text:style-name="P3">Record of lessons learned:</text:p>
      <text:p text:style-name="P4"/>
      <text:list xml:id="list821083235798008983" text:style-name="L2">
        <text:list-item>
          <text:p text:style-name="P6">How to add additional Javascripts for adding animation to click on pictures</text:p>
        </text:list-item>
        <text:list-item>
          <text:p text:style-name="P6">Additional Javascripts for video playback inside a frame</text:p>
        </text:list-item>
        <text:list-item>
          <text:p text:style-name="P6">Carousel</text:p>
        </text:list-item>
        <text:list-item>
          <text:p text:style-name="P6">To be learned: how to add location to breadcrumbs using javascript</text:p>
        </text:list-item>
        <text:list-item>
          <text:p text:style-name="P6">More hands on training on GIT</text:p>
        </text:list-item>
        <text:list-item>
          <text:p text:style-name="P6">Develop project more on the scale of professional web developers</text:p>
        </text:list-item>
        <text:list-item>
          <text:p text:style-name="P6">Better handing of bootstrap and responsive web design</text:p>
        </text:list-item>
        <text:list-item>
          <text:p text:style-name="P6">More proficiency in Javascript </text:p>
        </text:list-item>
      </text:list>
      <text:p text:style-name="P4"/>
      <text:p text:style-name="P4"/>
      <text:p text:style-name="P3">Requirements for the project <text:s/>and the tools</text:p>
      <text:list xml:id="list4530427104429034847" text:style-name="L3">
        <text:list-item>
          <text:p text:style-name="P8">Javascript</text:p>
        </text:list-item>
        <text:list-item>
          <text:p text:style-name="P8">HTML5</text:p>
        </text:list-item>
        <text:list-item>
          <text:p text:style-name="P8">Bootstrap</text:p>
        </text:list-item>
        <text:list-item>
          <text:p text:style-name="P8">Iframes, background, bredcrumbs etc.</text:p>
        </text:list-item>
        <text:list-item>
          <text:p text:style-name="P8">To finish the webpage with easy navigation and simple but fast menu. It is also required to <text:soft-page-break/>make sure the webpage works on all the current internet browsers.</text:p>
        </text:list-item>
        <text:list-item>
          <text:p text:style-name="P8">The webpage should represent the current style of webpage on the markets. It has to be easy in use in for the client experience with forms and videos etc.</text:p>
        </text:list-item>
      </text:list>
      <text:p text:style-name="P7"/>
      <text:p text:style-name="P2">Quality control for the project </text:p>
      <text:list xml:id="list3095344431527757479" text:style-name="L4">
        <text:list-item>
          <text:p text:style-name="P9">The quality control and testing is done by checking the HTML semantics on w3 schools</text:p>
        </text:list-item>
        <text:list-item>
          <text:p text:style-name="P9">At every level quality control is also done by checking the parameters of responsiveness etc. on different browsers</text:p>
        </text:list-item>
        <text:list-item>
          <text:p text:style-name="P9">GIT is used extensively during the projects to keep track of changes and easy project management</text:p>
        </text:list-item>
      </text:list>
      <text:p text:style-name="P2"/>
      <text:p text:style-name="P2">Chronogram</text:p>
      <text:p text:style-name="P7">This document shows the chronogram of the project</text:p>
      <text:list xml:id="list2404333114033457743" text:style-name="L5">
        <text:list-item>
          <text:p text:style-name="P10">29/10/2019 2:30 pm - Assignment of project</text:p>
        </text:list-item>
        <text:list-item>
          <text:p text:style-name="P10">29/10/2019 2:40 pm - Project basic ideation</text:p>
        </text:list-item>
        <text:list-item>
          <text:p text:style-name="P10">29/10/2019 3:15 pm - Creation of GitRepo</text:p>
        </text:list-item>
        <text:list-item>
          <text:p text:style-name="P10">29/10/2019 4:35 pm - Creation of text documents and start of HTML code</text:p>
        </text:list-item>
        <text:list-item>
          <text:p text:style-name="P10">30/10/2019 9:52 am - Continuation of the build up of the first page</text:p>
        </text:list-item>
        <text:list-item>
          <text:p text:style-name="P10">30/10/2019 2:52 pm - Menu completed with the restarted version in bootstrap</text:p>
        </text:list-item>
        <text:list-item>
          <text:p text:style-name="P10">30/10/2019 4:52 pm - Home page completion and feature article</text:p>
        </text:list-item>
        <text:list-item>
          <text:p text:style-name="P10">30/10/2019 6:00 pm - Start of the About Us page</text:p>
        </text:list-item>
        <text:list-item>
          <text:p text:style-name="P10">01/11/2019 10:30 am- Start of the sticky footer page</text:p>
        </text:list-item>
        <text:list-item>
          <text:p text:style-name="P10">01/11/2019 11:00 am- Completion of footer and Start of About us </text:p>
        </text:list-item>
        <text:list-item>
          <text:p text:style-name="P10">01/11/2019 11:30 am- Start of the Gallery page</text:p>
        </text:list-item>
        <text:list-item>
          <text:p text:style-name="P10">01/11/2019 2:00 pm - Start of the Service page</text:p>
        </text:list-item>
        <text:list-item>
          <text:p text:style-name="P10">01/11/2019 5:00 pm - Finish the service page</text:p>
        </text:list-item>
        <text:list-item>
          <text:p text:style-name="P10">02/11/019 4:00 pm - Final Contact us page, Addition of breadcrumbs, forms and final cross check</text:p>
        </text:list-item>
      </text:list>
      <text:p text:style-name="P7"/>
      <text:p text:style-name="P2">Incidents</text:p>
      <text:p text:style-name="P2"/>
      <text:p text:style-name="P7">This file consists of all the incidents recorded during the course of the project completion.</text:p>
      <text:p text:style-name="P7">30/10/2019 11:34pm:- Still working on the menu because of non proficiency in the new framework being used (Bulma). Most issues relate to </text:p>
      <text:p text:style-name="P7"><text:s text:c="20"/>positioning of columns in bulma. </text:p>
      <text:p text:style-name="P7">30/10/2019 3:30pm:- successfully resolved issue with </text:p>
      <text:p text:style-name="P7">03/11/2019 :- some errors where observed play video section</text:p>
      <text:p text:style-name="P7"/>
      <text:p text:style-name="P2">Project calender</text:p>
      <text:p text:style-name="P7">This document lists the project calender</text:p>
      <text:p text:style-name="P7"/>
      <text:p text:style-name="P7">Day1</text:p>
      <text:p text:style-name="P7"/>
      <text:p text:style-name="P7">29/10/2019 2:30pm - Assignment of the project</text:p>
      <text:p text:style-name="P7">29/10/2019 3:30pm - Completion of Basic ideation and start of Github repository </text:p>
      <text:p text:style-name="P7">29/10/2019 3:45pm - Start of basic HTML bone of the project</text:p>
      <text:p text:style-name="P7">29/10/2019 5:30pm - Finish the basic structure of the HTML part</text:p>
      <text:p text:style-name="P7"><text:soft-page-break/></text:p>
      <text:p text:style-name="P7">Day2</text:p>
      <text:p text:style-name="P7">30/10/2019 9:30am - Start of the First page of the website</text:p>
      <text:p text:style-name="P7">30/10/2019 11:00am- Finish the navigation, menu and home page</text:p>
      <text:p text:style-name="P7">30/10/2019 3:00pm - Finish the Home page and start the About US page</text:p>
      <text:p text:style-name="P7">30/10/2019 5:00pm - Finish the About Us page and start the services page</text:p>
      <text:p text:style-name="P7"/>
      <text:p text:style-name="P7">Day3</text:p>
      <text:p text:style-name="P7">30/10/2019 9:30am - Start of the Gallery and Contact US page</text:p>
      <text:p text:style-name="P7">30/10/2019 11:00am- Finish the Gallery</text:p>
      <text:p text:style-name="P7">30/10/2019 3:00pm - Finish the final touch ups </text:p>
      <text:p text:style-name="P7">30/10/2019 5:00pm - Finish the 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ttya Datta</meta:initial-creator>
    <meta:creation-date>2019-11-04T00:50:42.96</meta:creation-date>
    <dc:date>2019-11-04T10:18:37.79</dc:date>
    <dc:creator>Prattya Datta</dc:creator>
    <meta:editing-duration>PT8H49M14S</meta:editing-duration>
    <meta:editing-cycles>5</meta:editing-cycles>
    <meta:generator>OpenOffice/4.1.6$Win32 OpenOffice.org_project/416m1$Build-9790</meta:generator>
    <meta:document-statistic meta:table-count="1" meta:image-count="0" meta:object-count="0" meta:page-count="3" meta:paragraph-count="106" meta:word-count="702" meta:character-count="3984"/>
  </office:meta>
</office:document-meta>
</file>